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206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ＭＳ Ｐゴシック" style:font-name-asian="ＭＳ Ｐゴシック"/>
    </style:style>
    <style:style style:name="P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38" style:family="paragraph" style:parent-style-name="Text_20_body" style:list-style-name="L206">
      <style:text-properties style:font-name="Arial" fo:font-size="13pt" style:font-name-asian="Arimo" style:font-size-asian="13pt" style:font-size-complex="13pt"/>
    </style:style>
    <style:style style:name="P239" style:family="paragraph" style:parent-style-name="Text_20_body">
      <style:text-properties style:font-name="ＭＳ Ｐゴシック" style:font-name-asian="ＭＳ Ｐゴシック"/>
    </style:style>
    <style:style style:name="P240" style:family="paragraph" style:parent-style-name="Text_20_body" style:list-style-name="L20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8015779350296292966" text:style-name="L1">
              <text:list-item>
                <text:p text:style-name="P18">大邦興業。２人。どちらも日本人。</text:p>
              </text:list-item>
              <text:list-item>
                <text:p text:style-name="P1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8">もう一人は、メガネあり。色付き。上着は、紫色っぽかったか。赤紫。優しそうな人だ。</text:p>
              </text:list-item>
              <text:list-item>
                <text:p text:style-name="P18">どちらも、６０前後か。背は１７０前後。ホースの人の方が、やや高いか。</text:p>
              </text:list-item>
              <text:list-item>
                <text:p text:style-name="P1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6874386914482786273" text:style-name="L2">
              <text:list-item>
                <text:p text:style-name="P19">加崎建設。バイブ２人。</text:p>
              </text:list-item>
              <text:list-item>
                <text:p text:style-name="P1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4909482104461904543" text:style-name="L3">
              <text:list-item>
                <text:p text:style-name="P20">石井電工。前回と同じ人。がたい、良し。あごひげあり。</text:p>
              </text:list-item>
              <text:list-item>
                <text:p text:style-name="P2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4013051902298878882" text:style-name="L4">
              <text:list-item>
                <text:p text:style-name="P21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1999277265992283344" text:style-name="L5">
              <text:list-item>
                <text:p text:style-name="P22">３人。若い人、２人。５０前後か、親方さんらしき人、１人。</text:p>
              </text:list-item>
              <text:list-item>
                <text:p text:style-name="P2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5978513108174991357" text:style-name="L6">
              <text:list-item>
                <text:p text:style-name="P23">小木建設工業。一人。若い人。確か、前回と同じ。</text:p>
              </text:list-item>
              <text:list-item>
                <text:p text:style-name="P2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1239570280347720969" text:style-name="L7">
              <text:list-item>
                <text:p text:style-name="P24">前回と同じ。４０ぐらいの人。そして、３０前か、若い人。</text:p>
              </text:list-item>
              <text:list-item>
                <text:p text:style-name="P2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995991181826785002" text:style-name="L8">
              <text:list-item>
                <text:p text:style-name="P25">鈴木さん。寝坊したとのことで、朝の連絡時、朝礼の挨拶を依頼される。</text:p>
              </text:list-item>
              <text:list-item>
                <text:p text:style-name="P25">「元請の新年会がある」とのことで、２時過ぎには現場を出るとのこと。</text:p>
              </text:list-item>
              <text:list-item>
                <text:p text:style-name="P2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6135013511639399784" text:style-name="L9">
              <text:list-item>
                <text:p text:style-name="P2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3845240722755193203" text:style-name="L10">
              <text:list-item>
                <text:p text:style-name="P27">階段から。柱を何本か入れて、隅のエレベーター区画。</text:p>
              </text:list-item>
              <text:list-item>
                <text:p text:style-name="P27">続けて、柱、壁。部屋と部屋の間の壁、「内壁」と呼ぶのか、は、スラブ下いっぱいまで入れる。</text:p>
              </text:list-item>
              <text:list-item>
                <text:p text:style-name="P2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3734807879559254845" text:style-name="L11">
              <text:list-item>
                <text:p text:style-name="P28">とげ抜き地蔵、再び訪れる。線香を買う。１束１００円、税込。</text:p>
              </text:list-item>
              <text:list-item>
                <text:p text:style-name="P2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2930650521349900966" text:style-name="L12">
              <text:list-item>
                <text:p text:style-name="P2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9">白い建物。壁の表面は、化粧板なのか、凸凹を入れてある。</text:p>
                  </text:list-item>
                  <text:list-item>
                    <text:p text:style-name="P29">表札有り。「滝野川　栗原」、だったか。「河原」だったかも知れない。</text:p>
                  </text:list-item>
                  <text:list-item>
                    <text:p text:style-name="P2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6146896255099255597" text:style-name="L13">
              <text:list-item>
                <text:p text:style-name="P3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7046394208086299529" text:style-name="L14">
              <text:list-item>
                <text:p text:style-name="P3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358586077200567450" text:style-name="L15">
              <text:list-item>
                <text:p text:style-name="P3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2511086644706863967" text:style-name="L16"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1811753665310952769" text:style-name="L17">
              <text:list-item>
                <text:p text:style-name="P34">年配の人。白髪あり。コン打ちをよく分かっているように見受けた。</text:p>
              </text:list-item>
              <text:list-item>
                <text:p text:style-name="P3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3913655753974866300" text:style-name="L18">
              <text:list-item>
                <text:p text:style-name="P3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787650506695239264" text:style-name="L19">
              <text:list-item>
                <text:p text:style-name="P3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8014733211274016797" text:style-name="L20">
              <text:list-item>
                <text:p text:style-name="P37">２名。一人は、鼻の付け根（目尻の傍の）が、凹んでいる。</text:p>
              </text:list-item>
              <text:list-item>
                <text:p text:style-name="P3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1807058104798890771" text:style-name="L21">
              <text:list-item>
                <text:p text:style-name="P38">メガネあり。前歯、上の、が出っ張っている。笑みをいつも作っている。</text:p>
              </text:list-item>
              <text:list-item>
                <text:p text:style-name="P3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4832053031080916467" text:style-name="L22">
              <text:list-item>
                <text:p text:style-name="P39">佐藤工業、古川さん。夕方５時５０分ぐらいか、電話する。</text:p>
              </text:list-item>
              <text:list-item>
                <text:p text:style-name="P39">当日の打設場所。スラブには、スリーブはない。壁のみ。（ｆ１）</text:p>
              </text:list-item>
              <text:list-item>
                <text:p text:style-name="P39">そのため、壁・柱を打ち終われば、本来、設備側としての相番の作業は、完了。（ｆ２）</text:p>
              </text:list-item>
              <text:list-item>
                <text:p text:style-name="P39">ｆ２に根拠を置くと、本来、相番作業は、その日について言えば、残業は発生しない。（ｃ１）</text:p>
              </text:list-item>
              <text:list-item>
                <text:p text:style-name="P39">ｃ１によれば、残業代を支払う義務は、発注側には、発生しない。（ｃ２）</text:p>
              </text:list-item>
              <text:list-item>
                <text:p text:style-name="P3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6221837656293605447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6180083111869013531" text:style-name="L24">
              <text:list-item>
                <text:p text:style-name="P41">柱、壁　=&gt;　パラペット。３区画に分かれている。奥の２区画を先に、この順序で。</text:p>
              </text:list-item>
              <text:list-item>
                <text:p text:style-name="P4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9077119141824979543" text:style-name="L25">
              <text:list-item>
                <text:p text:style-name="P4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8417003762645484480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5111995686934974432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7163936851511149324" text:style-name="L28">
              <text:list-item>
                <text:p text:style-name="P4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7264756136773425797" text:style-name="L29">
              <text:list-item>
                <text:p text:style-name="P46">「FUJITA」。２人。１人は、ベトナムか。</text:p>
              </text:list-item>
              <text:list-item>
                <text:p text:style-name="P46">ベトナム人らしき人。若く見える。顔の輪郭は、細長。</text:p>
                <text:list>
                  <text:list-item>
                    <text:p text:style-name="P4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832053838128053262" text:style-name="L30">
              <text:list-item>
                <text:p text:style-name="P4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124439365027422934" text:style-name="L31">
              <text:list-item>
                <text:p text:style-name="P4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8"><text:soft-page-break/>相番は、気が楽。ボイド設置よりも。それで、相番に結構入っている、ここのところ。</text:p>
              </text:list-item>
              <text:list-item>
                <text:p text:style-name="P48">ボイド付けの仕事には、ベビーサンダーも持参している。現場にないことがあるから。</text:p>
              </text:list-item>
              <text:list-item>
                <text:p text:style-name="P4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5248338297396813827" text:style-name="L32">
              <text:list-item>
                <text:p text:style-name="P49">年配の人。結婚指輪を嵌めている。猫背。体格は、上半身ががっちりしている。</text:p>
              </text:list-item>
              <text:list-item>
                <text:p text:style-name="P49">朝、ゲートを開けていた。近寄ると、「どちらさん？」と詰問してくる。</text:p>
              </text:list-item>
              <text:list-item>
                <text:p text:style-name="P4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2212325291303352434" text:style-name="L33">
              <text:list-item>
                <text:p text:style-name="P50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2721157503727963646" text:style-name="L34">
              <text:list-item>
                <text:p text:style-name="P5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3918271238639561861" text:style-name="L35">
              <text:list-item>
                <text:p text:style-name="P5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6459827026384965086" text:style-name="L36">
              <text:list-item>
                <text:p text:style-name="P5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253479902358008356" text:style-name="L37">
              <text:list-item>
                <text:p text:style-name="P5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4048084063587762146" text:style-name="L38">
              <text:list-item>
                <text:p text:style-name="P5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1518353801311227595" text:style-name="L39">
              <text:list-item>
                <text:p text:style-name="P5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6418126759098730954" text:style-name="L40">
              <text:list-item>
                <text:p text:style-name="P5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3089089855227666008" text:style-name="L41">
              <text:list-item>
                <text:p text:style-name="P58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6990307848583734991" text:style-name="L42">
              <text:list-item>
                <text:p text:style-name="P59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7045060814305758885" text:style-name="L43">
              <text:list-item>
                <text:p text:style-name="P60">「貢石」（こうせき）。２人。１人はベトナム人。</text:p>
              </text:list-item>
              <text:list-item>
                <text:p text:style-name="P6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6453909537661218879" text:style-name="L44">
              <text:list-item>
                <text:p text:style-name="P6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8061924755337275446" text:style-name="L45">
              <text:list-item>
                <text:p text:style-name="P6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1852061848786993766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7442038275039114283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7446244928963855884" text:style-name="L48">
              <text:list-item>
                <text:p text:style-name="P6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6471839656576497214" text:style-name="L49">
              <text:list-item>
                <text:p text:style-name="P66">前回と同じく、ガタイのいい男性の人。</text:p>
              </text:list-item>
              <text:list-item>
                <text:p text:style-name="P66">副所長の肩書きの人だったか、「村中」さんとかいう人、打設エリアに、</text:p>
              </text:list-item>
              <text:list-item>
                <text:p text:style-name="P6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9004744949058231376" text:style-name="L50">
              <text:list-item>
                <text:p text:style-name="P67">キャリアテックの人が来ている。名前は、思い出せない。年配の人。５０半ばか。目が細い。薄目。</text:p>
              </text:list-item>
              <text:list-item>
                <text:p text:style-name="P67">作業の終了が、予定よりも遅くなる。早ければ１２時すぎの予定。実際は<text:soft-page-break/>４時近く。</text:p>
              </text:list-item>
              <text:list-item>
                <text:p text:style-name="P6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8999826297174712336" text:style-name="L51">
              <text:list-item>
                <text:p text:style-name="P6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7154346262765654161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8115331695050444497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703143900575693681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6685638894280444895" text:style-name="L55">
              <text:list-item>
                <text:p text:style-name="P72">ポンプ屋さん。２人。２人は、定員ではないか。３人の時もある。貢石に限らず。</text:p>
                <text:list>
                  <text:list-item>
                    <text:p text:style-name="P7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2">２人は、人員の数として、少ないか。配管の調節の作業のとき、作業に手を貸してもいいかも知れない。</text:p>
                  </text:list-item>
                  <text:list-item>
                    <text:p text:style-name="P7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2905594774159411770" text:style-name="L56">
              <text:list-item>
                <text:p text:style-name="P7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1324158067681952931" text:style-name="L57">
              <text:list-item>
                <text:p text:style-name="P74">３人。親方さんは日本人。顔は、浅黒い。やや、どす黒い気味、あり。腹は出ている。１７２ぐらいか</text:p>
                <text:list>
                  <text:list-item>
                    <text:p text:style-name="P7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3351588397251608333" text:style-name="L58">
              <text:list-item>
                <text:p text:style-name="P7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8248391957479145099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2401817153128669363" text:style-name="L60">
              <text:list-item>
                <text:p text:style-name="P7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2277572202202972414" text:style-name="L61">
              <text:list-item>
                <text:p text:style-name="P7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4756434099511239640" text:style-name="L62">
              <text:list-item>
                <text:p text:style-name="P7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3842652532631298401" text:style-name="L63">
              <text:list-item>
                <text:p text:style-name="P8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3092691814483571286" text:style-name="L64">
              <text:list-item>
                <text:p text:style-name="P8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651110208352207817" text:style-name="L65">
              <text:list-item>
                <text:p text:style-name="P8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5870323764141432995" text:style-name="L66">
              <text:list-item>
                <text:p text:style-name="P8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4856538814859891617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5025655350704603596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3396843831760634429" text:style-name="L69">
              <text:list-item>
                <text:p text:style-name="P8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6160833544485760371" text:style-name="L70">
              <text:list-item>
                <text:p text:style-name="P8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5074002189232688816" text:style-name="L71">
              <text:list-item>
                <text:p text:style-name="P8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1393608820825725716" text:style-name="L72">
              <text:list-item>
                <text:p text:style-name="P89">親方さん。１７５ぐらい。ガタイがでかい。</text:p>
              </text:list-item>
              <text:list-item>
                <text:p text:style-name="P8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927865893442454143" text:style-name="L73">
              <text:list-item>
                <text:p text:style-name="P9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7707787285162253181" text:style-name="L74">
              <text:list-item>
                <text:p text:style-name="P9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3093732985872946024" text:style-name="L75">
              <text:list-item>
                <text:p text:style-name="P9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1679155812529812631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8188894015513923417" text:style-name="L77">
              <text:list-item>
                <text:p text:style-name="P9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2804088868446624773" text:style-name="L78">
              <text:list-item>
                <text:p text:style-name="P9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6442611179750103346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1248134844501749296" text:style-name="L80">
              <text:list-item>
                <text:p text:style-name="P9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3487451621671653843" text:style-name="L81">
              <text:list-item>
                <text:p text:style-name="P98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5489805997138281440" text:style-name="L82">
              <text:list-item>
                <text:p text:style-name="P9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1102050573745018447" text:style-name="L83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5393935617167826050" text:style-name="L84">
              <text:list-item>
                <text:p text:style-name="P101">上記のとおり、扶桑のうりざねの人に、朝、経路を教えてもらった。</text:p>
                <text:list>
                  <text:list-item>
                    <text:p text:style-name="P10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1">テンガイさんか、５時になった頃、打設現場に来てくれる。残業は、ご自分がされる、とのこと。お礼を伝える。</text:p>
                <text:list>
                  <text:list-item>
                    <text:p text:style-name="P10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5373679305848101096" text:style-name="L85">
              <text:list-item>
                <text:p text:style-name="P102">「貢石」（こうせき）。３人。１人はベトナム人。</text:p>
              </text:list-item>
              <text:list-item>
                <text:p text:style-name="P102">日本人の人：２人。一人は、１７５ぐらい。痩せ身。顔の輪郭は、細長。</text:p>
              </text:list-item>
              <text:list-item>
                <text:p text:style-name="P10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639698124862478783" text:style-name="L86">
              <text:list-item>
                <text:p text:style-name="P103">松原組の人たち。前回、バイブを担当していた一人。親方さんではなく。顔の肌が浅黒い人。</text:p>
                <text:list>
                  <text:list-item>
                    <text:p text:style-name="P10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1752266556051932395" text:style-name="L87">
              <text:list-item>
                <text:p text:style-name="P10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7898218909074244220" text:style-name="L88">
              <text:list-item>
                <text:p text:style-name="P105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5289722508887371599" text:style-name="L89">
              <text:list-item>
                <text:p text:style-name="P10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239419500926622337" text:style-name="L90">
              <text:list-item>
                <text:p text:style-name="P10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9002219112088256305" text:style-name="L91">
              <text:list-item>
                <text:p text:style-name="P10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5440924430051854509" text:style-name="L92">
              <text:list-item>
                <text:p text:style-name="P10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8006286629527195762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119978732312712782" text:style-name="L94">
              <text:list-item>
                <text:p text:style-name="P11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7010426256380534515" text:style-name="L95">
              <text:list-item>
                <text:p text:style-name="P11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565378863278272958" text:style-name="L96">
              <text:list-item>
                <text:p text:style-name="P11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8335279870756675240" text:style-name="L97">
              <text:list-item>
                <text:p text:style-name="P11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4851327685751798730" text:style-name="L98">
              <text:list-item>
                <text:p text:style-name="P115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5014561029686966502" text:style-name="L99">
              <text:list-item>
                <text:p text:style-name="P116">那須産業。２人。一人は、３０半ば、若く見える。１７５ぐらい。顔が、色白い。</text:p>
              </text:list-item>
              <text:list-item>
                <text:p text:style-name="P11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2226936205781865669" text:style-name="L100">
              <text:list-item>
                <text:p text:style-name="P117">今西建設。バイブの人、一人は、ベトナムの人。若い。後半、サングラスを着ける。</text:p>
              </text:list-item>
              <text:list-item>
                <text:p text:style-name="P11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3221558600728704942" text:style-name="L101">
              <text:list-item>
                <text:p text:style-name="P11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4235736936497612081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9222352519394268201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2562635942268356449" text:style-name="L104">
              <text:list-item>
                <text:p text:style-name="P12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8725698722673689177" text:style-name="L105">
              <text:list-item>
                <text:p text:style-name="P122">打設現場を担当した人。４０半ばか。メガネあり。１７０弱か。いくぶん、太め。</text:p>
              </text:list-item>
              <text:list-item>
                <text:p text:style-name="P122">所長さんか、朝礼時、打設の周知会を主宰。「いいコンクリを打ちましょう」</text:p>
              </text:list-item>
              <text:list-item>
                <text:p text:style-name="P122">３人目の人。６０半ばか。清水で働いていたとのこと。</text:p>
                <text:list>
                  <text:list-item>
                    <text:p text:style-name="P12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7861790237912516963" text:style-name="L106">
              <text:list-item>
                <text:p text:style-name="P12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5712260660706781183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625423865483171150" text:style-name="L108">
              <text:list-item>
                <text:p text:style-name="P125">３階、立ち上がり。</text:p>
              </text:list-item>
              <text:list-item>
                <text:p text:style-name="P125">まず、柱だったか。１本か２本。</text:p>
              </text:list-item>
              <text:list-item>
                <text:p text:style-name="P125">次に、階段。踊り場まで。それから、柱など、だったか。</text:p>
              </text:list-item>
              <text:list-item>
                <text:p text:style-name="P125">通りに面した側の手すり。最後。スラブを全て上げてから。コンクリのホースは、タワーから吊り下げる。</text:p>
              </text:list-item>
              <text:list-item>
                <text:p text:style-name="P12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8405852891427124085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2639342739065063003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459960662276546187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6953844932390094527" text:style-name="L112">
              <text:list-item>
                <text:p text:style-name="P129">上記のとおり、朝、金子工業所の担当の人、新規の用紙を、用意してくれた。</text:p>
              </text:list-item>
              <text:list-item>
                <text:p text:style-name="P12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/>
      <text:p text:style-name="P13"/>
      <text:p text:style-name="P2">---------------------------------------------------------------</text:p>
      <text:p text:style-name="P4">[XXX] 20200309_142012</text:p>
      <text:p text:style-name="P13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>東中野５丁目計画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>晴れ。</text:p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>落合駅</text:p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5875359893490717815" text:style-name="L113">
              <text:list-item>
                <text:p text:style-name="P130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3646014962983467376" text:style-name="L114">
              <text:list-item>
                <text:p text:style-name="P131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1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8005956516065718030" text:style-name="L115">
              <text:list-item>
                <text:p text:style-name="P132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646342779167827767" text:style-name="L116">
              <text:list-item>
                <text:p text:style-name="P133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2315420854769836377" text:style-name="L117">
              <text:list-item>
                <text:p text:style-name="P134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2084216516783939250" text:style-name="L118">
              <text:list-item>
                <text:p text:style-name="P135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8287915769873204092" text:style-name="L119">
              <text:list-item>
                <text:p text:style-name="P136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2989963365433296694" text:style-name="L120">
              <text:list-item>
                <text:p text:style-name="P137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2938027511781582540" text:style-name="L121">
              <text:list-item>
                <text:p text:style-name="P138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2291587081270028152" text:style-name="L122">
              <text:list-item>
                <text:p text:style-name="P139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6042039423682807306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6230975473538967380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6904472561789978214" text:style-name="L125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7586802919324868711" text:style-name="L126">
              <text:list-item>
                <text:p text:style-name="P143">終了後、森さんに連絡。詰所に来てくれる。</text:p>
              </text:list-item>
              <text:list-item>
                <text:p text:style-name="P143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1397736958261969471" text:style-name="L127">
              <text:list-item>
                <text:p text:style-name="P144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4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<text:soft-page-break/>[/ XXXX] 20200309_143339</text:p>
      <text:p text:style-name="P13"/>
      <text:p text:style-name="P8"/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9">1</text:p>
          </table:table-cell>
          <table:table-cell table:style-name="表10.B1" office:value-type="string">
            <text:p text:style-name="P9">現場</text:p>
          </table:table-cell>
          <table:table-cell table:style-name="表10.C1" office:value-type="string">
            <text:p text:style-name="P10">藤沢市辻堂新町計画</text:p>
          </table:table-cell>
        </table:table-row>
        <table:table-row>
          <table:table-cell table:style-name="表10.A2" office:value-type="float" office:value="2">
            <text:p text:style-name="P9">2</text:p>
          </table:table-cell>
          <table:table-cell table:style-name="表10.B2" office:value-type="string">
            <text:p text:style-name="P9">天気</text:p>
          </table:table-cell>
          <table:table-cell table:style-name="表10.C2" office:value-type="string">
            <text:p text:style-name="P10">晴れ</text:p>
          </table:table-cell>
        </table:table-row>
        <table:table-row>
          <table:table-cell table:style-name="表10.A2" office:value-type="float" office:value="3">
            <text:p text:style-name="P9">3</text:p>
          </table:table-cell>
          <table:table-cell table:style-name="表10.B2" office:value-type="string">
            <text:p text:style-name="P9">最寄り</text:p>
          </table:table-cell>
          <table:table-cell table:style-name="表10.C2" office:value-type="string">
            <text:p text:style-name="P10">辻堂駅（JR東）</text:p>
          </table:table-cell>
        </table:table-row>
        <table:table-row>
          <table:table-cell table:style-name="表10.B2" office:value-type="string">
            <text:p text:style-name="P9">3-2</text:p>
            <text:p text:style-name="P9"/>
          </table:table-cell>
          <table:table-cell table:style-name="表10.B2" office:value-type="string">
            <text:p text:style-name="P10">開始／終了時刻</text:p>
          </table:table-cell>
          <table:table-cell table:style-name="表10.C2" office:value-type="string">
            <text:list xml:id="list4863773264684876242" text:style-name="L128">
              <text:list-item>
                <text:p text:style-name="P145">９時過ぎか</text:p>
              </text:list-item>
              <text:list-item>
                <text:p text:style-name="P145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9">4</text:p>
          </table:table-cell>
          <table:table-cell table:style-name="表10.B2" office:value-type="string">
            <text:p text:style-name="P9">他職：ポンプ</text:p>
          </table:table-cell>
          <table:table-cell table:style-name="表10.C2" office:value-type="string">
            <text:list xml:id="list1560560125516091152" text:style-name="L129">
              <text:list-item>
                <text:p text:style-name="P146">西湘工業。３人。午後からだったか、４人。</text:p>
              </text:list-item>
              <text:list-item>
                <text:p text:style-name="P146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6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9">5</text:p>
          </table:table-cell>
          <table:table-cell table:style-name="表10.B2" office:value-type="string">
            <text:p text:style-name="P9">他職：土工さん</text:p>
          </table:table-cell>
          <table:table-cell table:style-name="表10.C2" office:value-type="string">
            <text:list xml:id="list1803620323235654359" text:style-name="L130">
              <text:list-item>
                <text:p text:style-name="P147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9">6</text:p>
          </table:table-cell>
          <table:table-cell table:style-name="表10.B2" office:value-type="string">
            <text:p text:style-name="P9">他職：電気屋さんの相番の人</text:p>
          </table:table-cell>
          <table:table-cell table:style-name="表10.C2" office:value-type="string">
            <text:list xml:id="list2718937142538355016" text:style-name="L131">
              <text:list-item>
                <text:p text:style-name="P148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9">6--2</text:p>
          </table:table-cell>
          <table:table-cell table:style-name="表10.B2" office:value-type="string">
            <text:p text:style-name="P9">他職：<text:span text:style-name="T2">警備</text:span></text:p>
          </table:table-cell>
          <table:table-cell table:style-name="表10.C2" office:value-type="string">
            <text:list xml:id="list2427082134280490619" text:style-name="L132">
              <text:list-item>
                <text:p text:style-name="P149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土間屋さん</text:span></text:p>
          </table:table-cell>
          <table:table-cell table:style-name="表10.C2" office:value-type="string">
            <text:list xml:id="list4751297845648035190" text:style-name="L133">
              <text:list-item>
                <text:p text:style-name="P150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大工さん</text:span></text:p>
          </table:table-cell>
          <table:table-cell table:style-name="表10.C2" office:value-type="string">
            <text:list xml:id="list8309414888192005409" text:style-name="L134">
              <text:list-item>
                <text:p text:style-name="P15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9">7</text:p>
          </table:table-cell>
          <table:table-cell table:style-name="表10.B2" office:value-type="string">
            <text:p text:style-name="P9">監督さ<text:soft-page-break/>ん</text:p>
          </table:table-cell>
          <table:table-cell table:style-name="表10.C2" office:value-type="string">
            <text:list xml:id="list3292247517072881478" text:style-name="L135">
              <text:list-item>
                <text:p text:style-name="P152">３人。</text:p>
              </text:list-item>
              <text:list-item>
                <text:p text:style-name="P152"><text:soft-page-break/>所長さん。（P1)</text:p>
              </text:list-item>
              <text:list-item>
                <text:p text:style-name="P152">４０ぐらいの人。体は痩せている。鼻の形、鉤鼻。立ち上がりの区画に入って、打設の完遂を確認する役。（P２）</text:p>
              </text:list-item>
              <text:list-item>
                <text:p text:style-name="P152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9">8</text:p>
          </table:table-cell>
          <table:table-cell table:style-name="表10.B2" office:value-type="string">
            <text:p text:style-name="P9">発注者の方</text:p>
          </table:table-cell>
          <table:table-cell table:style-name="表10.C2" office:value-type="string">
            <text:list xml:id="list8951398997457832397" text:style-name="L136">
              <text:list-item>
                <text:p text:style-name="P153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3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3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東和からの同僚</text:p>
          </table:table-cell>
          <table:table-cell table:style-name="表10.C2" office:value-type="string">
            <text:list xml:id="list5565352292501612759" text:style-name="L137">
              <text:list-item>
                <text:p text:style-name="P15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9">9</text:p>
          </table:table-cell>
          <table:table-cell table:style-name="表10.B2" office:value-type="string">
            <text:p text:style-name="P9">現場見取り図</text:p>
          </table:table-cell>
          <table:table-cell table:style-name="表10.C2" office:value-type="string">
            <text:p text:style-name="P9"/>
          </table:table-cell>
        </table:table-row>
        <table:table-row>
          <table:table-cell table:style-name="表10.A2" office:value-type="float" office:value="10">
            <text:p text:style-name="P9">10</text:p>
          </table:table-cell>
          <table:table-cell table:style-name="表10.B2" office:value-type="string">
            <text:p text:style-name="P10">段取り</text:p>
          </table:table-cell>
          <table:table-cell table:style-name="表10.C2" office:value-type="string">
            <text:list xml:id="list8350834511680053451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行き帰りでの出来事、見聞</text:p>
          </table:table-cell>
          <table:table-cell table:style-name="表10.C2" office:value-type="string">
            <text:list xml:id="list4983861704923192903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周囲の事物</text:p>
          </table:table-cell>
          <table:table-cell table:style-name="表10.C2" office:value-type="string">
            <text:list xml:id="list5260549173496528947" text:style-name="L140">
              <text:list-item>
                <text:p text:style-name="P157">富士山が見える。大きい。</text:p>
              </text:list-item>
              <text:list-item>
                <text:p text:style-name="P157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9">11</text:p>
          </table:table-cell>
          <table:table-cell table:style-name="表10.B2" office:value-type="string">
            <text:p text:style-name="P10">その他</text:p>
          </table:table-cell>
          <table:table-cell table:style-name="表10.C2" office:value-type="string">
            <text:list xml:id="list4221654637834723745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9">12</text:p>
          </table:table-cell>
          <table:table-cell table:style-name="表10.B2" office:value-type="string">
            <text:p text:style-name="P10">やってもらったこと</text:p>
          </table:table-cell>
          <table:table-cell table:style-name="表10.C2" office:value-type="string">
            <text:list xml:id="list1240066097344919701" text:style-name="L142">
              <text:list-item>
                <text:p text:style-name="P159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危険予知、危険感知</text:p>
          </table:table-cell>
          <table:table-cell table:style-name="表10.C2" office:value-type="string">
            <text:list xml:id="list2384909384301120414" text:style-name="L143">
              <text:list-item>
                <text:p text:style-name="P160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3"/>
      <text:p text:style-name="P4">[/ XXXX] 20200317_084620</text:p>
      <text:p text:style-name="P13"/>
      <text:p text:style-name="P8"/>
      <text:p text:style-name="P12"/>
      <text:p text:style-name="P2">---------------------------------------------------------------</text:p>
      <text:p text:style-name="P4"><text:soft-page-break/>[XXX] 20200325_134803</text:p>
      <text:p text:style-name="P13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9">1</text:p>
          </table:table-cell>
          <table:table-cell table:style-name="表11.B1" office:value-type="string">
            <text:p text:style-name="P9">現場</text:p>
          </table:table-cell>
          <table:table-cell table:style-name="表11.C1" office:value-type="string">
            <text:p text:style-name="P10">アーデル平塚新築工事</text:p>
          </table:table-cell>
        </table:table-row>
        <table:table-row>
          <table:table-cell table:style-name="表11.A2" office:value-type="float" office:value="2">
            <text:p text:style-name="P9">2</text:p>
          </table:table-cell>
          <table:table-cell table:style-name="表11.B2" office:value-type="string">
            <text:p text:style-name="P9">天気</text:p>
          </table:table-cell>
          <table:table-cell table:style-name="表11.C2" office:value-type="string">
            <text:p text:style-name="P10">晴れ</text:p>
          </table:table-cell>
        </table:table-row>
        <table:table-row>
          <table:table-cell table:style-name="表11.A2" office:value-type="float" office:value="3">
            <text:p text:style-name="P9">3</text:p>
          </table:table-cell>
          <table:table-cell table:style-name="表11.B2" office:value-type="string">
            <text:p text:style-name="P9">最寄り</text:p>
          </table:table-cell>
          <table:table-cell table:style-name="表11.C2" office:value-type="string">
            <text:p text:style-name="P10">平塚駅</text:p>
          </table:table-cell>
        </table:table-row>
        <table:table-row>
          <table:table-cell table:style-name="表11.B2" office:value-type="string">
            <text:p text:style-name="P9">3-2</text:p>
            <text:p text:style-name="P9"/>
          </table:table-cell>
          <table:table-cell table:style-name="表11.B2" office:value-type="string">
            <text:p text:style-name="P10">開始／終了時刻</text:p>
          </table:table-cell>
          <table:table-cell table:style-name="表11.C2" office:value-type="string">
            <text:list xml:id="list6768878543277169371" text:style-name="L144">
              <text:list-item>
                <text:p text:style-name="P161">開始　９時半過ぎ？</text:p>
              </text:list-item>
              <text:list-item>
                <text:p text:style-name="P161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9">4</text:p>
          </table:table-cell>
          <table:table-cell table:style-name="表11.B2" office:value-type="string">
            <text:p text:style-name="P9">他職：ポンプ</text:p>
          </table:table-cell>
          <table:table-cell table:style-name="表11.C2" office:value-type="string">
            <text:list xml:id="list2301643013242111309" text:style-name="L145">
              <text:list-item>
                <text:p text:style-name="P162">SHIMAZU</text:p>
              </text:list-item>
              <text:list-item>
                <text:p text:style-name="P162">３人。ホース担当は、口ひげあり。表情は硬い。５０前後か。皆、日本人。</text:p>
              </text:list-item>
              <text:list-item>
                <text:p text:style-name="P162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9">5</text:p>
          </table:table-cell>
          <table:table-cell table:style-name="表11.B2" office:value-type="string">
            <text:p text:style-name="P9">他職：土工さん</text:p>
          </table:table-cell>
          <table:table-cell table:style-name="表11.C2" office:value-type="string">
            <text:list xml:id="list196235228877000052" text:style-name="L146">
              <text:list-item>
                <text:p text:style-name="P163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9">6</text:p>
          </table:table-cell>
          <table:table-cell table:style-name="表11.B2" office:value-type="string">
            <text:p text:style-name="P9">他職：電気屋さんの相番の人</text:p>
          </table:table-cell>
          <table:table-cell table:style-name="表11.C2" office:value-type="string">
            <text:list xml:id="list7674181173201089986" text:style-name="L147">
              <text:list-item>
                <text:p text:style-name="P164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9">6--2</text:p>
          </table:table-cell>
          <table:table-cell table:style-name="表11.B2" office:value-type="string">
            <text:p text:style-name="P9">他職：<text:span text:style-name="T2">警備</text:span></text:p>
          </table:table-cell>
          <table:table-cell table:style-name="表11.C2" office:value-type="string">
            <text:list xml:id="list1226617709952635262" text:style-name="L148">
              <text:list-item>
                <text:p text:style-name="P165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土間屋さん</text:span></text:p>
          </table:table-cell>
          <table:table-cell table:style-name="表11.C2" office:value-type="string">
            <text:list xml:id="list7062365114114574996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大工さん</text:span></text:p>
          </table:table-cell>
          <table:table-cell table:style-name="表11.C2" office:value-type="string">
            <text:list xml:id="list4212070076351422317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9">7</text:p>
          </table:table-cell>
          <table:table-cell table:style-name="表11.B2" office:value-type="string">
            <text:p text:style-name="P9">監督さん</text:p>
          </table:table-cell>
          <table:table-cell table:style-name="表11.C2" office:value-type="string">
            <text:list xml:id="list6656836261429984941" text:style-name="L151">
              <text:list-item>
                <text:p text:style-name="P168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9">8</text:p>
          </table:table-cell>
          <table:table-cell table:style-name="表11.B2" office:value-type="string">
            <text:p text:style-name="P9">発注者の方</text:p>
          </table:table-cell>
          <table:table-cell table:style-name="表11.C2" office:value-type="string">
            <text:list xml:id="list6427692843217757276" text:style-name="L152">
              <text:list-item>
                <text:p text:style-name="P169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東和からの同僚</text:p>
          </table:table-cell>
          <table:table-cell table:style-name="表11.C2" office:value-type="string">
            <text:list xml:id="list1762177602298154710" text:style-name="L153">
              <text:list-item>
                <text:p text:style-name="P170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9">9</text:p>
          </table:table-cell>
          <table:table-cell table:style-name="表11.B2" office:value-type="string">
            <text:p text:style-name="P9">現場見取り図</text:p>
          </table:table-cell>
          <table:table-cell table:style-name="表11.C2" office:value-type="string">
            <text:p text:style-name="P9"/>
          </table:table-cell>
        </table:table-row>
        <table:table-row>
          <table:table-cell table:style-name="表11.A2" office:value-type="float" office:value="10">
            <text:p text:style-name="P9">10</text:p>
          </table:table-cell>
          <table:table-cell table:style-name="表11.B2" office:value-type="string">
            <text:p text:style-name="P10">段取り</text:p>
          </table:table-cell>
          <table:table-cell table:style-name="表11.C2" office:value-type="string">
            <text:list xml:id="list1839384524622307477" text:style-name="L154">
              <text:list-item>
                <text:p text:style-name="P171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行き帰りでの出来事、見聞</text:p>
          </table:table-cell>
          <table:table-cell table:style-name="表11.C2" office:value-type="string">
            <text:list xml:id="list3751627892006472879" text:style-name="L155">
              <text:list-item>
                <text:p text:style-name="P172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周囲の事物</text:p>
          </table:table-cell>
          <table:table-cell table:style-name="表11.C2" office:value-type="string">
            <text:list xml:id="list4328182224461731421" text:style-name="L156">
              <text:list-item>
                <text:p text:style-name="P173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9">11</text:p>
          </table:table-cell>
          <table:table-cell table:style-name="表11.B2" office:value-type="string">
            <text:p text:style-name="P10">その他</text:p>
          </table:table-cell>
          <table:table-cell table:style-name="表11.C2" office:value-type="string">
            <text:list xml:id="list1933023869243222897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9">12</text:p>
          </table:table-cell>
          <table:table-cell table:style-name="表11.B2" office:value-type="string">
            <text:p text:style-name="P10">やってもらったこと</text:p>
          </table:table-cell>
          <table:table-cell table:style-name="表11.C2" office:value-type="string">
            <text:list xml:id="list2709237167184830152" text:style-name="L158">
              <text:list-item>
                <text:p text:style-name="P175">中根氏。日報のサイン、引き受けてもらった。</text:p>
              </text:list-item>
              <text:list-item>
                <text:p text:style-name="P175">電気担当の人。秋山さん。朝礼の後、設備の人に、引き合わせてくれた。</text:p>
                <text:list>
                  <text:list-item>
                    <text:p text:style-name="P175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5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危険予知、危険感知</text:p>
          </table:table-cell>
          <table:table-cell table:style-name="表11.C2" office:value-type="string">
            <text:list xml:id="list6912500969153428495" text:style-name="L159">
              <text:list-item>
                <text:p text:style-name="P176">ロングスパンの、扉の開閉時。格子の間に指を挟む危険、変わりなくあり。</text:p>
              </text:list-item>
              <text:list-item>
                <text:p text:style-name="P176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3"/>
      <text:p text:style-name="P4">[/ XXXX] 20200325_140818</text:p>
      <text:p text:style-name="P13"/>
      <text:p text:style-name="P8"/>
      <text:p text:style-name="P2">---------------------------------------------------------------</text:p>
      <text:p text:style-name="P4">[XXX] 20200329_171641</text:p>
      <text:p text:style-name="P13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9">1</text:p>
          </table:table-cell>
          <table:table-cell table:style-name="表12.B1" office:value-type="string">
            <text:p text:style-name="P9">現場</text:p>
          </table:table-cell>
          <table:table-cell table:style-name="表12.C1" office:value-type="string">
            <text:p text:style-name="P10">豊島区高田１丁目計画</text:p>
          </table:table-cell>
        </table:table-row>
        <table:table-row>
          <table:table-cell table:style-name="表12.A2" office:value-type="float" office:value="2">
            <text:p text:style-name="P9">2</text:p>
          </table:table-cell>
          <table:table-cell table:style-name="表12.B2" office:value-type="string">
            <text:p text:style-name="P9">天気</text:p>
          </table:table-cell>
          <table:table-cell table:style-name="表12.C2" office:value-type="string">
            <text:p text:style-name="P10">晴れ</text:p>
          </table:table-cell>
        </table:table-row>
        <table:table-row>
          <table:table-cell table:style-name="表12.A2" office:value-type="float" office:value="3">
            <text:p text:style-name="P9">3</text:p>
          </table:table-cell>
          <table:table-cell table:style-name="表12.B2" office:value-type="string">
            <text:p text:style-name="P9">最寄り</text:p>
          </table:table-cell>
          <table:table-cell table:style-name="表12.C2" office:value-type="string">
            <text:p text:style-name="P10">早稲田駅（東西線）</text:p>
          </table:table-cell>
        </table:table-row>
        <table:table-row>
          <table:table-cell table:style-name="表12.B2" office:value-type="string">
            <text:p text:style-name="P9">3-2</text:p>
            <text:p text:style-name="P9"/>
          </table:table-cell>
          <table:table-cell table:style-name="表12.B2" office:value-type="string">
            <text:p text:style-name="P10">開始／終了時刻</text:p>
          </table:table-cell>
          <table:table-cell table:style-name="表12.C2" office:value-type="string">
            <text:list xml:id="list7723497539074784603" text:style-name="L160">
              <text:list-item>
                <text:p text:style-name="P177">開始　：　９時半ぐらい</text:p>
              </text:list-item>
              <text:list-item>
                <text:p text:style-name="P177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9">4</text:p>
          </table:table-cell>
          <table:table-cell table:style-name="表12.B2" office:value-type="string">
            <text:p text:style-name="P9">他職：ポンプ</text:p>
          </table:table-cell>
          <table:table-cell table:style-name="表12.C2" office:value-type="string">
            <text:list xml:id="list5991289921381287814" text:style-name="L161">
              <text:list-item>
                <text:p text:style-name="P178">洋輔圧送</text:p>
              </text:list-item>
              <text:list-item>
                <text:p text:style-name="P178">３人。共に、４０前半か。</text:p>
              </text:list-item>
              <text:list-item>
                <text:p text:style-name="P178"><text:soft-page-break/>ホース口担当の人。髪の毛が、縮れている。</text:p>
              </text:list-item>
              <text:list-item>
                <text:p text:style-name="P178">ホースの引き回し担当の人。丸顔。よく笑顔になる。目尻に、シワが４・５本浮き出る、笑うとき。</text:p>
              </text:list-item>
              <text:list-item>
                <text:p text:style-name="P178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9">5</text:p>
          </table:table-cell>
          <table:table-cell table:style-name="表12.B2" office:value-type="string">
            <text:p text:style-name="P9">他職：土工さん</text:p>
          </table:table-cell>
          <table:table-cell table:style-name="表12.C2" office:value-type="string">
            <text:list xml:id="list409528958984963226" text:style-name="L162">
              <text:list-item>
                <text:p text:style-name="P179">石渡工務店</text:p>
              </text:list-item>
              <text:list-item>
                <text:p text:style-name="P179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9">6</text:p>
          </table:table-cell>
          <table:table-cell table:style-name="表12.B2" office:value-type="string">
            <text:p text:style-name="P9">他職：電気屋さんの相番の人</text:p>
          </table:table-cell>
          <table:table-cell table:style-name="表12.C2" office:value-type="string">
            <text:list xml:id="list8199623000545560477" text:style-name="L163">
              <text:list-item>
                <text:p text:style-name="P180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9">6--2</text:p>
          </table:table-cell>
          <table:table-cell table:style-name="表12.B2" office:value-type="string">
            <text:p text:style-name="P9">他職：<text:span text:style-name="T2">警備</text:span></text:p>
          </table:table-cell>
          <table:table-cell table:style-name="表12.C2" office:value-type="string">
            <text:list xml:id="list3639413535828206363" text:style-name="L164">
              <text:list-item>
                <text:p text:style-name="P181"/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土間屋さん</text:span></text:p>
          </table:table-cell>
          <table:table-cell table:style-name="表12.C2" office:value-type="string">
            <text:list xml:id="list2365638151028710820" text:style-name="L165">
              <text:list-item>
                <text:p text:style-name="P182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大工さん</text:span></text:p>
          </table:table-cell>
          <table:table-cell table:style-name="表12.C2" office:value-type="string">
            <text:list xml:id="list2979724734157534665" text:style-name="L166">
              <text:list-item>
                <text:p text:style-name="P183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9">7</text:p>
          </table:table-cell>
          <table:table-cell table:style-name="表12.B2" office:value-type="string">
            <text:p text:style-name="P9">監督さん</text:p>
          </table:table-cell>
          <table:table-cell table:style-name="表12.C2" office:value-type="string">
            <text:list xml:id="list4159150952564394738" text:style-name="L167">
              <text:list-item>
                <text:p text:style-name="P184">１人。年配の人。６０半ばか。</text:p>
              </text:list-item>
              <text:list-item>
                <text:p text:style-name="P184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9">8</text:p>
          </table:table-cell>
          <table:table-cell table:style-name="表12.B2" office:value-type="string">
            <text:p text:style-name="P9">発注者の方</text:p>
          </table:table-cell>
          <table:table-cell table:style-name="表12.C2" office:value-type="string">
            <text:list xml:id="list4458292662790355638" text:style-name="L168">
              <text:list-item>
                <text:p text:style-name="P185">佐藤工業、あいはら様。電話の応対、丁寧にしてくださる。</text:p>
              </text:list-item>
              <text:list-item>
                <text:p text:style-name="P185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東和からの同僚</text:p>
          </table:table-cell>
          <table:table-cell table:style-name="表12.C2" office:value-type="string">
            <text:list xml:id="list7221709115014349013" text:style-name="L169">
              <text:list-item>
                <text:p text:style-name="P18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9">9</text:p>
          </table:table-cell>
          <table:table-cell table:style-name="表12.B2" office:value-type="string">
            <text:p text:style-name="P9">現場見取り図</text:p>
          </table:table-cell>
          <table:table-cell table:style-name="表12.C2" office:value-type="string">
            <text:p text:style-name="P9"/>
          </table:table-cell>
        </table:table-row>
        <table:table-row>
          <table:table-cell table:style-name="表12.A2" office:value-type="float" office:value="10">
            <text:p text:style-name="P9">10</text:p>
          </table:table-cell>
          <table:table-cell table:style-name="表12.B2" office:value-type="string">
            <text:p text:style-name="P10">段取り</text:p>
          </table:table-cell>
          <table:table-cell table:style-name="表12.C2" office:value-type="string">
            <text:list xml:id="list8586905297595531106" text:style-name="L170">
              <text:list-item>
                <text:p text:style-name="P187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行き帰りでの出来事、見聞</text:p>
          </table:table-cell>
          <table:table-cell table:style-name="表12.C2" office:value-type="string">
            <text:list xml:id="list3933746040641340379" text:style-name="L171">
              <text:list-item>
                <text:p text:style-name="P188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周囲の事物</text:p>
          </table:table-cell>
          <table:table-cell table:style-name="表12.C2" office:value-type="string">
            <text:list xml:id="list2030160804631967009" text:style-name="L172">
              <text:list-item>
                <text:p text:style-name="P189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9">11</text:p>
          </table:table-cell>
          <table:table-cell table:style-name="表12.B2" office:value-type="string">
            <text:p text:style-name="P10">その他</text:p>
          </table:table-cell>
          <table:table-cell table:style-name="表12.C2" office:value-type="string">
            <text:list xml:id="list5850269159500640001" text:style-name="L173">
              <text:list-item>
                <text:p text:style-name="P19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9">12</text:p>
          </table:table-cell>
          <table:table-cell table:style-name="表12.B2" office:value-type="string">
            <text:p text:style-name="P10">やってもらったこと</text:p>
          </table:table-cell>
          <table:table-cell table:style-name="表12.C2" office:value-type="string">
            <text:list xml:id="list4828788121745546906" text:style-name="L174">
              <text:list-item>
                <text:p text:style-name="P191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危険予知、危険感知</text:p>
          </table:table-cell>
          <table:table-cell table:style-name="表12.C2" office:value-type="string">
            <text:list xml:id="list8599315557387512879" text:style-name="L175">
              <text:list-item>
                <text:p text:style-name="P192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3"/>
      <text:p text:style-name="P4">[/ XXXX] 20200329_173344</text:p>
      <text:p text:style-name="P13"/>
      <text:p text:style-name="P8"/>
      <text:p text:style-name="P13"/>
      <text:p text:style-name="P2">---------------------------------------------------------------</text:p>
      <text:p text:style-name="P4">[XXX] 20200405_080211</text:p>
      <text:p text:style-name="P13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9">現場</text:p>
          </table:table-cell>
          <table:table-cell table:style-name="表14.C1" office:value-type="string">
            <text:p text:style-name="P10">こぶしえん新築工事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9">天気</text:p>
          </table:table-cell>
          <table:table-cell table:style-name="表14.C2" office:value-type="string">
            <text:p text:style-name="P10">晴れ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9">最寄り</text:p>
          </table:table-cell>
          <table:table-cell table:style-name="表14.C2" office:value-type="string">
            <text:p text:style-name="P10">学芸大学</text:p>
          </table:table-cell>
        </table:table-row>
        <table:table-row>
          <table:table-cell table:style-name="表14.B2" office:value-type="string">
            <text:p text:style-name="P9">3-2</text:p>
            <text:p text:style-name="P9"/>
          </table:table-cell>
          <table:table-cell table:style-name="表14.B2" office:value-type="string">
            <text:p text:style-name="P10">開始／終了時刻</text:p>
          </table:table-cell>
          <table:table-cell table:style-name="表14.C2" office:value-type="string">
            <text:list xml:id="list7287325973763581197" text:style-name="L207">
              <text:list-item>
                <text:p text:style-name="P222">開始　９時？</text:p>
              </text:list-item>
              <text:list-item>
                <text:p text:style-name="P222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9">4</text:p>
          </table:table-cell>
          <table:table-cell table:style-name="表14.B2" office:value-type="string">
            <text:p text:style-name="P9">他職：ポンプ</text:p>
          </table:table-cell>
          <table:table-cell table:style-name="表14.C2" office:value-type="string">
            <text:list xml:id="list1710696190261768975" text:style-name="L176">
              <text:list-item>
                <text:p text:style-name="P193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9">5</text:p>
          </table:table-cell>
          <table:table-cell table:style-name="表14.B2" office:value-type="string">
            <text:p text:style-name="P9">他職：土工さん</text:p>
          </table:table-cell>
          <table:table-cell table:style-name="表14.C2" office:value-type="string">
            <text:list xml:id="list8010776326279248865" text:style-name="L177">
              <text:list-item>
                <text:p text:style-name="P194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9">6</text:p>
          </table:table-cell>
          <table:table-cell table:style-name="表14.B2" office:value-type="string">
            <text:p text:style-name="P9">他職：電気屋さんの<text:soft-page-break/>相番の人</text:p>
          </table:table-cell>
          <table:table-cell table:style-name="表14.C2" office:value-type="string">
            <text:list xml:id="list382331823738335697" text:style-name="L178">
              <text:list-item>
                <text:p text:style-name="P195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9">6--2</text:p>
          </table:table-cell>
          <table:table-cell table:style-name="表14.B2" office:value-type="string">
            <text:p text:style-name="P9">他職：<text:span text:style-name="T2">警備</text:span></text:p>
          </table:table-cell>
          <table:table-cell table:style-name="表14.C2" office:value-type="string">
            <text:list xml:id="list7961641280289651487" text:style-name="L179">
              <text:list-item>
                <text:p text:style-name="P196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9">7</text:p>
          </table:table-cell>
          <table:table-cell table:style-name="表14.B2" office:value-type="string">
            <text:p text:style-name="P9">監督さん</text:p>
          </table:table-cell>
          <table:table-cell table:style-name="表14.C2" office:value-type="string">
            <text:list xml:id="list9029412223301177744" text:style-name="L182">
              <text:list-item>
                <text:p text:style-name="P199">ガタイのいい人、またいる。表情は、健康そう。マスクはしていない。</text:p>
              </text:list-item>
              <text:list-item>
                <text:p text:style-name="P199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9">8</text:p>
          </table:table-cell>
          <table:table-cell table:style-name="表14.B2" office:value-type="string">
            <text:p text:style-name="P9">発注者の方</text:p>
          </table:table-cell>
          <table:table-cell table:style-name="表14.C2" office:value-type="string">
            <text:list xml:id="list5128812924024068747" text:style-name="L183">
              <text:list-item>
                <text:p text:style-name="P200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9">10</text:p>
          </table:table-cell>
          <table:table-cell table:style-name="表14.B2" office:value-type="string">
            <text:p text:style-name="P10">段取り</text:p>
          </table:table-cell>
          <table:table-cell table:style-name="表14.C2" office:value-type="string">
            <text:list xml:id="list4850457142852780960" text:style-name="L185">
              <text:list-item>
                <text:p text:style-name="P202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行き帰りでの出来事、見聞</text:p>
          </table:table-cell>
          <table:table-cell table:style-name="表14.C2" office:value-type="string">
            <text:list xml:id="list5934202813807563430" text:style-name="L186">
              <text:list-item>
                <text:p text:style-name="P203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周囲の事物</text:p>
          </table:table-cell>
          <table:table-cell table:style-name="表14.C2" office:value-type="string">
            <text:list xml:id="list4158245543841719132" text:style-name="L187">
              <text:list-item>
                <text:p text:style-name="P204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9">11</text:p>
          </table:table-cell>
          <table:table-cell table:style-name="表14.B2" office:value-type="string">
            <text:p text:style-name="P10">その他</text:p>
          </table:table-cell>
          <table:table-cell table:style-name="表14.C2" office:value-type="string">
            <text:list xml:id="list5731106328496901672" text:style-name="L188">
              <text:list-item>
                <text:p text:style-name="P205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9">12</text:p>
          </table:table-cell>
          <table:table-cell table:style-name="表14.B2" office:value-type="string">
            <text:p text:style-name="P10">やってもらったこと</text:p>
          </table:table-cell>
          <table:table-cell table:style-name="表14.C2" office:value-type="string">
            <text:list xml:id="list4291000215307548596" text:style-name="L189">
              <text:list-item>
                <text:p text:style-name="P206">長畑さんに、サインしてもらう</text:p>
              </text:list-item>
              <text:list-item>
                <text:p text:style-name="P206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危険予知、危険感知</text:p>
          </table:table-cell>
          <table:table-cell table:style-name="表14.C2" office:value-type="string">
            <text:list xml:id="list3028402649069483795" text:style-name="L190">
              <text:list-item>
                <text:p text:style-name="P207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3"/>
      <text:p text:style-name="P4">[/ XXXX] 20200405_081406</text:p>
      <text:p text:style-name="P13"/>
      <text:p text:style-name="P8">@@@</text:p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9">1</text:p>
          </table:table-cell>
          <table:table-cell table:style-name="表15.B1" office:value-type="string">
            <text:p text:style-name="P9">現場</text:p>
          </table:table-cell>
          <table:table-cell table:style-name="表15.C1" office:value-type="string">
            <text:p text:style-name="P10"/>
          </table:table-cell>
        </table:table-row>
        <table:table-row>
          <table:table-cell table:style-name="表15.A2" office:value-type="float" office:value="2">
            <text:p text:style-name="P9">2</text:p>
          </table:table-cell>
          <table:table-cell table:style-name="表15.B2" office:value-type="string">
            <text:p text:style-name="P9">天気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3">
            <text:p text:style-name="P9">3</text:p>
          </table:table-cell>
          <table:table-cell table:style-name="表15.B2" office:value-type="string">
            <text:p text:style-name="P9">最寄り</text:p>
          </table:table-cell>
          <table:table-cell table:style-name="表15.C2" office:value-type="string">
            <text:p text:style-name="P10"/>
          </table:table-cell>
        </table:table-row>
        <text:soft-page-break/>
        <table:table-row>
          <table:table-cell table:style-name="表15.B2" office:value-type="string">
            <text:p text:style-name="P9">3-2</text:p>
            <text:p text:style-name="P9"/>
          </table:table-cell>
          <table:table-cell table:style-name="表15.B2" office:value-type="string">
            <text:p text:style-name="P10">開始／終了時刻</text:p>
          </table:table-cell>
          <table:table-cell table:style-name="表15.C2" office:value-type="string">
            <text:list xml:id="list28598071" text:continue-list="list6768878543277169371" text:style-name="L144">
              <text:list-item>
                <text:p text:style-name="P161">開始</text:p>
              </text:list-item>
              <text:list-item>
                <text:p text:style-name="P161">詰所到着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9">4</text:p>
          </table:table-cell>
          <table:table-cell table:style-name="表15.B2" office:value-type="string">
            <text:p text:style-name="P9">他職：ポンプ</text:p>
          </table:table-cell>
          <table:table-cell table:style-name="表15.C2" office:value-type="string">
            <text:list xml:id="list1299048116369643190" text:style-name="L208">
              <text:list-item>
                <text:p text:style-name="P223"/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9">5</text:p>
          </table:table-cell>
          <table:table-cell table:style-name="表15.B2" office:value-type="string">
            <text:p text:style-name="P9">他職：土工さん</text:p>
          </table:table-cell>
          <table:table-cell table:style-name="表15.C2" office:value-type="string">
            <text:list xml:id="list8186905214074698831" text:style-name="L209">
              <text:list-item>
                <text:p text:style-name="P224"/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9">6</text:p>
          </table:table-cell>
          <table:table-cell table:style-name="表15.B2" office:value-type="string">
            <text:p text:style-name="P9">他職：電気屋さんの相番の人</text:p>
          </table:table-cell>
          <table:table-cell table:style-name="表15.C2" office:value-type="string">
            <text:list xml:id="list6925857842919673997" text:style-name="L210">
              <text:list-item>
                <text:p text:style-name="P225"/>
              </text:list-item>
            </text:list>
          </table:table-cell>
        </table:table-row>
        <table:table-row>
          <table:table-cell table:style-name="表15.B2" office:value-type="string">
            <text:p text:style-name="P9">6--2</text:p>
          </table:table-cell>
          <table:table-cell table:style-name="表15.B2" office:value-type="string">
            <text:p text:style-name="P9">他職：<text:span text:style-name="T2">警備</text:span></text:p>
          </table:table-cell>
          <table:table-cell table:style-name="表15.C2" office:value-type="string">
            <text:list xml:id="list6745983898978084767" text:style-name="L211">
              <text:list-item>
                <text:p text:style-name="P226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土間屋さん</text:span></text:p>
          </table:table-cell>
          <table:table-cell table:style-name="表15.C2" office:value-type="string">
            <text:list xml:id="list3930078521243312088" text:style-name="L212">
              <text:list-item>
                <text:p text:style-name="P227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大工さん</text:span></text:p>
          </table:table-cell>
          <table:table-cell table:style-name="表15.C2" office:value-type="string">
            <text:list xml:id="list4260465724239382369" text:style-name="L213">
              <text:list-item>
                <text:p text:style-name="P228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9">7</text:p>
          </table:table-cell>
          <table:table-cell table:style-name="表15.B2" office:value-type="string">
            <text:p text:style-name="P9">監督さん</text:p>
          </table:table-cell>
          <table:table-cell table:style-name="表15.C2" office:value-type="string">
            <text:list xml:id="list7475206015743325055" text:style-name="L214">
              <text:list-item>
                <text:p text:style-name="P229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9">8</text:p>
          </table:table-cell>
          <table:table-cell table:style-name="表15.B2" office:value-type="string">
            <text:p text:style-name="P9">発注者の方</text:p>
          </table:table-cell>
          <table:table-cell table:style-name="表15.C2" office:value-type="string">
            <text:list xml:id="list1083151143420100762" text:style-name="L215">
              <text:list-item>
                <text:p text:style-name="P230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東和からの同僚</text:p>
          </table:table-cell>
          <table:table-cell table:style-name="表15.C2" office:value-type="string">
            <text:list xml:id="list5388936829804430664" text:style-name="L216">
              <text:list-item>
                <text:p text:style-name="P231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9">9</text:p>
          </table:table-cell>
          <table:table-cell table:style-name="表15.B2" office:value-type="string">
            <text:p text:style-name="P9">現場見取り図</text:p>
          </table:table-cell>
          <table:table-cell table:style-name="表15.C2" office:value-type="string">
            <text:p text:style-name="P9"/>
          </table:table-cell>
        </table:table-row>
        <table:table-row>
          <table:table-cell table:style-name="表15.A2" office:value-type="float" office:value="10">
            <text:p text:style-name="P9">10</text:p>
          </table:table-cell>
          <table:table-cell table:style-name="表15.B2" office:value-type="string">
            <text:p text:style-name="P10">段取り</text:p>
          </table:table-cell>
          <table:table-cell table:style-name="表15.C2" office:value-type="string">
            <text:list xml:id="list8534767959910563285" text:style-name="L217">
              <text:list-item>
                <text:p text:style-name="P232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行き帰りでの出来事、見聞</text:p>
          </table:table-cell>
          <table:table-cell table:style-name="表15.C2" office:value-type="string">
            <text:list xml:id="list6165549845788230942" text:style-name="L218">
              <text:list-item>
                <text:p text:style-name="P233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周囲の事物</text:p>
          </table:table-cell>
          <table:table-cell table:style-name="表15.C2" office:value-type="string">
            <text:list xml:id="list6433316182510031110" text:style-name="L219">
              <text:list-item>
                <text:p text:style-name="P234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9">11</text:p>
          </table:table-cell>
          <table:table-cell table:style-name="表15.B2" office:value-type="string">
            <text:p text:style-name="P10">その他</text:p>
          </table:table-cell>
          <table:table-cell table:style-name="表15.C2" office:value-type="string">
            <text:list xml:id="list2792506222521800789" text:style-name="L220">
              <text:list-item>
                <text:p text:style-name="P235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9">12</text:p>
          </table:table-cell>
          <table:table-cell table:style-name="表15.B2" office:value-type="string">
            <text:p text:style-name="P10">やってもらったこと</text:p>
          </table:table-cell>
          <table:table-cell table:style-name="表15.C2" office:value-type="string">
            <text:list xml:id="list5328298486391683049" text:style-name="L221">
              <text:list-item>
                <text:p text:style-name="P236"/>
              </text:list-item>
            </text:list>
          </table:table-cell>
        </table:table-row>
        <text:soft-page-break/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危険予知、危険感知</text:p>
          </table:table-cell>
          <table:table-cell table:style-name="表15.C2" office:value-type="string">
            <text:list xml:id="list989727537200562482" text:style-name="L222">
              <text:list-item>
                <text:p text:style-name="P237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28610130" text:continue-list="list28598071" text:style-name="L144">
              <text:list-item>
                <text:p text:style-name="P161">開始</text:p>
              </text:list-item>
              <text:list-item>
                <text:p text:style-name="P16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28584542" text:continue-list="list1560560125516091152" text:style-name="L129">
              <text:list-item>
                <text:p text:style-name="P14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4994270230007842395" text:style-name="L191">
              <text:list-item>
                <text:p text:style-name="P20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8216194689264642943" text:style-name="L192">
              <text:list-item>
                <text:p text:style-name="P209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699066625159637690" text:style-name="L193">
              <text:list-item>
                <text:p text:style-name="P210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4939277944880501667" text:style-name="L194">
              <text:list-item>
                <text:p text:style-name="P211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oft-page-break/><text:span text:style-name="T2">大工さん</text:span></text:p>
          </table:table-cell>
          <table:table-cell table:style-name="表13.C2" office:value-type="string">
            <text:list xml:id="list6107550947436530539" text:style-name="L195">
              <text:list-item>
                <text:p text:style-name="P21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8671960380976311376" text:style-name="L196">
              <text:list-item>
                <text:p text:style-name="P21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5022221845121553065" text:style-name="L197">
              <text:list-item>
                <text:p text:style-name="P214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648272352725974785" text:style-name="L198">
              <text:list-item>
                <text:p text:style-name="P21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6728303960832316742" text:style-name="L199">
              <text:list-item>
                <text:p text:style-name="P21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5453812817599127302" text:style-name="L200">
              <text:list-item>
                <text:p text:style-name="P217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2739243646066920940" text:style-name="L201">
              <text:list-item>
                <text:p text:style-name="P21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3030418577617840717" text:style-name="L202">
              <text:list-item>
                <text:p text:style-name="P21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5768342981106851876" text:style-name="L203">
              <text:list-item>
                <text:p text:style-name="P22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8606037427207440878" text:style-name="L204">
              <text:list-item>
                <text:p text:style-name="P221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8171262319133290618" text:style-name="L205">
        <text:list-item>
          <text:p text:style-name="P240">start apps</text:p>
          <text:list>
            <text:list-item>
              <text:p text:style-name="P240">doc (this)</text:p>
            </text:list-item>
            <text:list-item>
              <text:p text:style-name="P240">folder : C:\WORKS_2\WS\WS_Others.miscs\misc_files</text:p>
            </text:list-item>
            <text:list-item>
              <text:p text:style-name="P240">web page</text:p>
              <text:list>
                <text:list-item>
                  <text:p text:style-name="P24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6890364416112831445" text:style-name="L206">
        <text:list-item>
          <text:p text:style-name="P238">close</text:p>
          <text:list>
            <text:list-item>
              <text:p text:style-name="P238">image file</text:p>
            </text:list-item>
            <text:list-item>
              <text:p text:style-name="P23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238">folder : C:\WORKS_2\WS\WS_Others.miscs\misc_files</text:p>
            </text:list-item>
            <text:list-item>
              <text:p text:style-name="P238">this</text:p>
            </text:list-item>
          </text:list>
        </text:list-item>
        <text:list-item>
          <text:p text:style-name="P23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28607223" text:continue-numbering="true" text:style-name="L206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4-05T08:38:05.70</dc:date>
    <dc:creator>iwabuchi ken</dc:creator>
    <meta:editing-duration>PT17H11M2S</meta:editing-duration>
    <meta:editing-cycles>105</meta:editing-cycles>
    <meta:generator>OpenOffice/4.1.3$Win32 OpenOffice.org_project/413m1$Build-9783</meta:generator>
    <meta:document-statistic meta:table-count="16" meta:image-count="0" meta:object-count="0" meta:page-count="26" meta:paragraph-count="830" meta:word-count="13687" meta:character-count="16588"/>
  </office:meta>
</office:document-meta>
</file>